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Geneva, Lucida, Arial, Helvetica, sans-serif"/>
    <style:font-face style:name="Mangal1" svg:font-family="Mangal"/>
    <style:font-face style:name="andale mono" svg:font-family="'andale mono', 'lucida console', monospace"/>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style:line-height-at-least="0.45cm" fo:orphans="2" fo:widows="2" fo:text-indent="0cm" style:auto-text-indent="false" fo:padding="0cm" fo:border="none"/>
      <style:text-properties fo:font-variant="normal" fo:text-transform="none" fo:color="#222222" style:font-name="Lucida Grande" fo:font-size="8.25pt" fo:letter-spacing="normal" fo:font-style="normal" fo:font-weight="normal"/>
    </style:style>
    <style:style style:name="P2" style:family="paragraph" style:parent-style-name="Text_20_body">
      <style:paragraph-properties fo:margin-left="0cm" fo:margin-right="0cm" fo:margin-top="0cm" fo:margin-bottom="0cm" style:line-height-at-least="0.45cm" fo:orphans="2" fo:widows="2" fo:text-indent="0cm" style:auto-text-indent="false" fo:padding="0cm" fo:border="none"/>
    </style:style>
    <style:style style:name="P3" style:family="paragraph" style:parent-style-name="Text_20_body">
      <style:paragraph-properties fo:margin-left="0cm" fo:margin-right="0cm" fo:margin-top="0cm" fo:margin-bottom="0cm" fo:line-height="150%" fo:orphans="2" fo:widows="2" fo:text-indent="0cm" style:auto-text-indent="false" fo:padding="0cm" fo:border="none"/>
    </style:style>
    <style:style style:name="P4" style:family="paragraph" style:parent-style-name="Heading_20_3">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fo:color="#003a6b" style:font-name="Lucida Grande" fo:font-size="9pt" fo:letter-spacing="normal" fo:font-style="normal" style:text-underline-style="solid" style:text-underline-width="auto" style:text-underline-color="font-color" fo:font-weight="normal"/>
    </style:style>
    <style:style style:name="P5" style:family="paragraph" style:parent-style-name="Heading_20_2">
      <style:paragraph-properties fo:margin-left="0cm" fo:margin-right="0cm" fo:margin-top="0cm" fo:margin-bottom="0cm" style:line-height-at-least="0.45cm" fo:orphans="2" fo:widows="2" fo:text-indent="0cm" style:auto-text-indent="false" fo:background-color="transparent" fo:padding="0cm" fo:border="none">
        <style:background-image/>
      </style:paragraph-properties>
      <style:text-properties fo:font-variant="normal" fo:text-transform="none" fo:color="#003a6b" style:font-name="Lucida Grande" fo:font-size="9.75pt" fo:letter-spacing="normal" fo:font-style="normal" fo:font-weight="normal"/>
    </style:style>
    <style:style style:name="P6" style:family="paragraph" style:parent-style-name="Heading_20_4">
      <style:paragraph-properties fo:margin-left="0cm" fo:margin-right="0cm" fo:margin-top="0cm" fo:margin-bottom="0cm" fo:orphans="2" fo:widows="2" fo:text-indent="0cm" style:auto-text-indent="false" fo:background-color="transparent" fo:padding="0cm" fo:border="none">
        <style:background-image/>
      </style:paragraph-properties>
      <style:text-properties fo:font-variant="normal" fo:text-transform="none" fo:color="#003a6b" style:font-name="Lucida Grande" fo:font-size="8.25pt" fo:letter-spacing="normal" fo:font-style="normal" fo:font-weight="bold"/>
    </style:style>
    <style:style style:name="P7" style:family="paragraph" style:parent-style-name="Text_20_body">
      <style:paragraph-properties fo:margin-left="0cm" fo:margin-right="0cm" fo:margin-top="0cm" fo:margin-bottom="0cm" fo:line-height="150%" fo:orphans="2" fo:widows="2" fo:text-indent="0cm" style:auto-text-indent="false" fo:padding="0cm" fo:border="none"/>
      <style:text-properties fo:font-variant="normal" fo:text-transform="none" fo:color="#222222" style:font-name="Lucida Grande" fo:font-size="8.25pt" fo:letter-spacing="normal" fo:font-style="normal" fo:font-weight="normal"/>
    </style:style>
    <style:style style:name="P8" style:family="paragraph" style:parent-style-name="Text_20_body">
      <style:paragraph-properties fo:margin-left="0cm" fo:margin-right="0cm" fo:margin-top="0cm" fo:margin-bottom="0cm" style:line-height-at-least="0.45cm" fo:orphans="2" fo:widows="2" fo:text-indent="0cm" style:auto-text-indent="false" fo:padding="0cm" fo:border="none"/>
      <style:text-properties fo:font-variant="normal" fo:text-transform="none" fo:color="#222222" style:font-name="Lucida Grande" fo:font-size="8.25pt" fo:letter-spacing="normal" fo:font-style="normal" fo:font-weight="normal"/>
    </style:style>
    <style:style style:name="P9" style:family="paragraph" style:parent-style-name="Text_20_body">
      <style:paragraph-properties fo:margin-left="0cm" fo:margin-right="0cm" fo:margin-top="0cm" fo:margin-bottom="0cm" style:line-height-at-least="0.45cm" fo:orphans="2" fo:widows="2" fo:text-indent="0cm" style:auto-text-indent="false" fo:padding="0cm" fo:border="none"/>
    </style:style>
    <style:style style:name="T1" style:family="text">
      <style:text-properties fo:font-variant="normal" fo:text-transform="none" fo:color="#222222" style:font-name="Lucida Grande" fo:font-size="8.25pt" fo:letter-spacing="normal" fo:font-style="normal" fo:font-weight="normal"/>
    </style:style>
    <style:style style:name="T2" style:family="text">
      <style:text-properties fo:font-variant="normal" fo:text-transform="none" fo:color="#222222" style:font-name="andale mono" fo:font-size="8.25pt" fo:letter-spacing="normal" fo:font-style="normal" fo:font-weight="normal"/>
    </style:style>
    <style:style style:name="T3" style:family="text">
      <style:text-properties fo:font-variant="normal" fo:text-transform="none" fo:color="#436976" style:font-name="inherit" fo:font-size="8.25pt" fo:letter-spacing="normal" fo:font-style="normal" fo:font-weight="normal"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text:bookmark text:name="serverTips"/>Tips for OpenLayers proxy</text:h>
      <text:p text:style-name="P1"/>
      <text:p text:style-name="P1">Notice, CORS headers or login may require use of proxy in server side. Then, you may need to adjust server settings to enable for example proxy.cgi that is provided with this package.</text:p>
      <text:p text:style-name="P1"/>
      <text:p text:style-name="P2"><text:span text:style-name="T1">You may, for example, try </text:span><text:a xlink:type="simple" xlink:href="http://geoserver.org/">GeoServer, </text:a><text:a xlink:type="simple" xlink:href="http://geoserver.org/">http://geoserver.org</text:a><text:span text:style-name="T3"> </text:span><text:span text:style-name="T1">which may also act as a proxy. See, </text:span><text:a xlink:type="simple" xlink:href="http://docs.geoserver.org/stable/en/user/data/cascaded/wfs.html"><text:span text:style-name="T3">External Web Feature Server, http://docs.geoserver.org/stable/en/user/data/cascaded/wfs.html</text:span></text:a><text:span text:style-name="T1">.</text:span></text:p>
      <text:p text:style-name="P1"/>
      <text:p text:style-name="P1">Or, alternatively you may use the proxy.cgi provided with this package and the Apache server. This package provides configuration (config.json) property that may defined proxyUrl. See, tips below how to use proxy.cgi.</text:p>
      <text:p text:style-name="P1"/>
      <text:h text:style-name="P4" text:outline-level="3">Apache server in Linux</text:h>
      <text:h text:style-name="P6" text:outline-level="4"/>
      <text:h text:style-name="P6" text:outline-level="4">CGI file</text:h>
      <text:p text:style-name="P1">proxy.cgi file contains allowedHosts array that gives a list of URLs that are allowed by the proxy. Check that your WFS, WFST, and WMS server URLs are included if you do not use the default URLs.</text:p>
      <text:p text:style-name="P1"/>
      <text:p text:style-name="P1">Also, set username and password in proxy.cgi file if authorization is required by the target server.</text:p>
      <text:p text:style-name="P1"/>
      <text:p text:style-name="P2"><text:span text:style-name="T1">If proxy.cgi give a weird error in your Linux server, you may check if DOS endings are in the file:<text:line-break/></text:span><text:span text:style-name="Source_20_Text"><text:span text:style-name="T2">tr -d '^M' &lt;file1 | cat -v</text:span></text:span><text:span text:style-name="T1"><text:line-break/>Remove Dos endings if exists in the cgi-file:<text:line-break/></text:span><text:span text:style-name="Source_20_Text"><text:span text:style-name="T2">flip -u proxy.cgi</text:span></text:span></text:p>
      <text:h text:style-name="P6" text:outline-level="4"/>
      <text:h text:style-name="P6" text:outline-level="4">public_html folder</text:h>
      <text:p text:style-name="P3"><text:span text:style-name="T1">Make sure file rights are correctly set. Use </text:span><text:span text:style-name="Source_20_Text"><text:span text:style-name="T2">chmod </text:span></text:span><text:span text:style-name="T1">if needed.<text:line-break/>Notice, python path needs to be correct in the beginning of the proxy.cgi file.<text:line-break/></text:span><text:span text:style-name="Source_20_Text"><text:span text:style-name="T2">#!/usr/bin/env python</text:span></text:span></text:p>
      <text:h text:style-name="P6" text:outline-level="4"/>
      <text:h text:style-name="P6" text:outline-level="4">Apache setting to make cgi files to work</text:h>
      <text:p text:style-name="P3"><text:span text:style-name="T1">You may define in Apache that Linux users have their own public_html folders to use in a home folder. Then, </text:span><text:span text:style-name="Source_20_Text"><text:span text:style-name="T2">/~username </text:span></text:span><text:span text:style-name="T1">can be used for the HTTP URL.<text:line-break/></text:span><text:span text:style-name="Source_20_Text"><text:span text:style-name="T2">sudo a2enmod userdir</text:span></text:span></text:p>
      <text:p text:style-name="P7"/>
      <text:p text:style-name="P3"><text:span text:style-name="T1">Make sure that all the necessary modules are available for cgi.<text:line-break/></text:span><text:span text:style-name="Source_20_Text"><text:span text:style-name="T2">sudo a2enmod cgi</text:span></text:span><text:span text:style-name="T1"><text:line-break/>or </text:span><text:span text:style-name="Source_20_Text"><text:span text:style-name="T2">cgid </text:span></text:span><text:span text:style-name="T1">may be required instead of cgi</text:span></text:p>
      <text:p text:style-name="P7"/>
      <text:p text:style-name="P3"><text:span text:style-name="T1">Response headers may be defined in Apache by using this module<text:line-break/></text:span><text:span text:style-name="Source_20_Text"><text:span text:style-name="T2">sudo a2enmod headers</text:span></text:span></text:p>
      <text:p text:style-name="P7"/>
      <text:p text:style-name="P3"><text:span text:style-name="T1">Add config-file for apache to define that cgi-files may be executed, for example in the public_html folder of the user.<text:line-break/></text:span><text:span text:style-name="Source_20_Text"><text:span text:style-name="T2">sudo nano /etc/apache2/conf.d/myconfs.conf</text:span></text:span></text:p>
      <text:p text:style-name="P3"><text:span text:style-name="Source_20_Text"><text:span text:style-name="T1"/></text:span></text:p>
      <text:p text:style-name="P7">Contents of the config file that may be inserted for example into /etc/apache2/conf.d/myconfs.conf -file.</text:p>
      <text:p text:style-name="P3"><text:span text:style-name="Source_20_Text"><text:span text:style-name="T2"># Settings for user web page directories.</text:span></text:span></text:p>
      <text:p text:style-name="P3"><text:span text:style-name="Source_20_Text"><text:span text:style-name="T2">&lt;Directory /home/*/public_html&gt;</text:span></text:span></text:p>
      <text:p text:style-name="P3"><text:span text:style-name="Source_20_Text"><text:span text:style-name="T2"># Allow cgi files and perl files. </text:span></text:span></text:p>
      <text:p text:style-name="P3"><text:span text:style-name="Source_20_Text"><text:span text:style-name="T2">Options +ExecCGI AddHandler cgi-script .cgi .pl</text:span></text:span></text:p>
      <text:p text:style-name="P3"><text:span text:style-name="Source_20_Text"><text:span text:style-name="T2"># CORS header to allow all requests.</text:span></text:span></text:p>
      <text:p text:style-name="P3"><text:span text:style-name="Source_20_Text"><text:span text:style-name="T2"># Header merge Access-Control-Allow-Origin *</text:span></text:span></text:p>
      <text:p text:style-name="P3"><text:span text:style-name="Source_20_Text"><text:span text:style-name="T2">&lt;/Directory&gt; </text:span></text:span></text:p>
      <text:p text:style-name="P7"/>
      <text:p text:style-name="P3"><text:span text:style-name="T1">Restart Apache:<text:line-break/></text:span><text:span text:style-name="Source_20_Text"><text:span text:style-name="T2">sudo service apache2 restar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Grande" svg:font-family="'Lucida Grande', Verdana, Geneva, Lucida, Arial, Helvetica, sans-serif"/>
    <style:font-face style:name="Mangal1" svg:font-family="Mangal"/>
    <style:font-face style:name="andale mono" svg:font-family="'andale mono', 'lucida console', monospace"/>
    <style:font-face style:name="inherit" svg:font-family="inherit"/>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9T13:49:30.42</meta:creation-date>
    <dc:date>2012-12-19T14:45:10.18</dc:date>
    <meta:editing-duration>PT55M</meta:editing-duration>
    <meta:editing-cycles>4</meta:editing-cycles>
    <meta:generator>LibreOffice/3.4$Win32 LibreOffice_project/340m1$Build-302</meta:generator>
    <meta:document-statistic meta:table-count="0" meta:image-count="0" meta:object-count="0" meta:page-count="1" meta:paragraph-count="25" meta:word-count="379" meta:character-count="2276" meta:non-whitespace-character-count="2270"/>
  </office:meta>
</office:document-meta>
</file>